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2024-12-04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2023-12-14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2021-12-15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2020-01-15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2018-12-13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2016-12-07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201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201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201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200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2006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200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200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200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200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200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199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199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1996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199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199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199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199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1990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198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198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198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1986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1985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198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198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198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198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0101</text:p>
          </table:table-cell>
          <table:table-cell office:value-type="string" calcext:value-type="string">
            <text:p>197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